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</style:style>
    <style:style style:name="T1" style:family="text">
      <style:text-properties fo:color="#007791" style:text-line-through-style="none" style:text-line-through-type="none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Jarbas,</text:p>
      <text:p text:style-name="P1">Precisa fazer mais testes para ter certeza sobre o overfitting. Como nesse exemplo estamos usando somente base de treinamento e teste, precisamos realmente fazer mais testes antes de colocar o modelo em produção</text:p>
      <text:p text:style-name="P1">Algumas dicas:</text:p>
      <text:p text:style-name="P1">* Tentar aplicar validação cruzada (veja abaixo discussões)</text:p>
      <text:p text:style-name="P1"><text:a xlink:type="simple" xlink:href="https://www.quora.com/How-can-I-apply-a-cross-validation-technique-in-an-LSTM-model" office:target-frame-name="_blank" xlink:show="new" text:style-name="Internet_20_link" text:visited-style-name="Visited_20_Internet_20_Link"><text:span text:style-name="T1">https://www.quora.com/How-can-I-apply-a-cross-validation-technique-in-an-LSTM-model</text:span></text:a></text:p>
      <text:p text:style-name="P1">* Dividir a base em treinamento, teste e validação (artigo abaixo)</text:p>
      <text:p text:style-name="P1"><text:a xlink:type="simple" xlink:href="https://www.researchgate.net/publication/322243714_Recent_Advances_in_Recurrent_Neural_Networks" office:target-frame-name="_blank" xlink:show="new" text:style-name="Internet_20_link" text:visited-style-name="Visited_20_Internet_20_Link"><text:span text:style-name="T1">https://www.researchgate.net/publication/322243714_Recent_Advances_in_Recurrent_Neural_Networks</text:span></text:a></text:p>
      <text:p text:style-name="P1">* Aplicar Early Stopping</text:p>
      <text:p text:style-name="P1"><text:a xlink:type="simple" xlink:href="https://machinelearningmastery.com/how-to-stop-training-deep-neural-networks-at-the-right-time-using-early-stopping/" office:target-frame-name="_blank" xlink:show="new" text:style-name="Internet_20_link" text:visited-style-name="Visited_20_Internet_20_Link"><text:span text:style-name="T1">https://machinelearningmastery.com/how-to-stop-training-deep-neural-networks-at-the-right-time-using-early-stopping/</text:span></text:a></text:p>
      <text:p text:style-name="P1">* E abaixo tem um link com referências da literatura de como evitar overfitting em deep learning</text:p>
      <text:p text:style-name="P1"><text:a xlink:type="simple" xlink:href="https://machinelearningmastery.com/introduction-to-regularization-to-reduce-overfitting-and-improve-generalization-error/" office:target-frame-name="_blank" xlink:show="new" text:style-name="Internet_20_link" text:visited-style-name="Visited_20_Internet_20_Link"><text:span text:style-name="T1">https://machinelearningmastery.com/introduction-to-regularization-to-reduce-overfitting-and-improve-generalization-error/</text:span></text:a></text:p>
      <text:p text:style-name="P1">Jones</text:p>
      <text:p text:style-name="P1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06T12:42:41.744147769</meta:creation-date>
    <dc:date>2019-09-06T12:44:54.038153654</dc:date>
    <meta:editing-duration>PT2M14S</meta:editing-duration>
    <meta:editing-cycles>1</meta:editing-cycles>
    <meta:document-statistic meta:table-count="0" meta:image-count="0" meta:object-count="0" meta:page-count="1" meta:paragraph-count="13" meta:word-count="82" meta:character-count="902" meta:non-whitespace-character-count="831"/>
    <meta:generator>LibreOffice/6.3.0.4$Linux_X86_64 LibreOffice_project/714e3e990d6aa57321bebab01999254e7bc38485</meta:generator>
  </office:meta>
</office:document-meta>
</file>